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F000002E5000002958AAC9953.wmf" manifest:media-type=""/>
  <manifest:file-entry manifest:full-path="Pictures/20000012000002E500000295812494D9.wmf" manifest:media-type=""/>
  <manifest:file-entry manifest:full-path="Pictures/20000012000002E50000029518F174F0.wmf" manifest:media-type=""/>
  <manifest:file-entry manifest:full-path="Pictures/2000000F000002E50000029550C6AE26.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fo:language="en" fo:country="US"/>
    </style:style>
    <style:style style:name="P3" style:family="paragraph" style:parent-style-name="Standard" style:list-style-name="" style:master-page-name="Standard">
      <style:paragraph-properties fo:margin-top="0.494cm" fo:margin-bottom="0.494cm" style:contextual-spacing="false" fo:line-height="100%" style:page-number="auto"/>
    </style:style>
    <style:style style:name="P4" style:family="paragraph" style:parent-style-name="Standard">
      <style:paragraph-properties fo:margin-top="0cm" fo:margin-bottom="0.3cm" style:contextual-spacing="false" style:line-height-at-least="0.677cm"/>
    </style:style>
    <style:style style:name="P5" style:family="paragraph" style:parent-style-name="Standard">
      <style:paragraph-properties fo:margin-top="0cm" fo:margin-bottom="0cm" style:contextual-spacing="false" style:line-height-at-least="0.677cm"/>
    </style:style>
    <style:style style:name="P6" style:family="paragraph" style:parent-style-name="Standard">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a"/>
    </style:style>
    <style:style style:name="P7" style:family="paragraph" style:parent-style-name="Standard">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a" fo:border-bottom="none"/>
    </style:style>
    <style:style style:name="P8" style:family="paragraph" style:parent-style-name="Standard" style:list-style-name="">
      <style:paragraph-properties fo:margin-top="0cm" fo:margin-bottom="0.397cm" style:contextual-spacing="false" style:line-height-at-least="0.508cm" fo:background-color="#ffffff">
        <style:background-image/>
      </style:paragraph-properties>
    </style:style>
    <style:style style:name="P9" style:family="paragraph" style:parent-style-name="Heading_20_2">
      <style:paragraph-properties fo:margin-top="0.494cm" fo:margin-bottom="0.494cm" style:contextual-spacing="false" style:line-height-at-least="0.508cm"/>
      <style:text-properties fo:color="#646464" fo:font-size="14.5pt" fo:language="en" fo:country="US" fo:font-weight="normal" style:font-size-asian="14.5pt" style:font-weight-asian="normal" style:font-size-complex="14.5pt" style:font-weight-complex="normal"/>
    </style:style>
    <style:style style:name="P10" style:family="paragraph" style:parent-style-name="Heading_20_2">
      <style:paragraph-properties fo:margin-top="0.494cm" fo:margin-bottom="0.494cm" style:contextual-spacing="false" style:line-height-at-least="0.508cm"/>
    </style:style>
    <style:style style:name="P11" style:family="paragraph" style:parent-style-name="HTML_20_Preformatted">
      <style:paragraph-properties fo:background-color="#f8f8f8" fo:padding-left="0.282cm" fo:padding-right="0.282cm" fo:padding-top="0.176cm" fo:padding-bottom="0.176cm" fo:border="0.74pt solid #cccccc">
        <style:background-image/>
      </style:paragraph-properties>
    </style:style>
    <style:style style:name="P12" style:family="paragraph">
      <style:paragraph-properties fo:text-align="center"/>
    </style:style>
    <style:style style:name="T1" style:family="text">
      <style:text-properties style:font-name="Times New Roman" fo:font-size="13.5pt" fo:language="en" fo:country="US" fo:font-weight="bold" style:font-name-asian="Times New Roman1" style:font-size-asian="13.5pt" style:language-asian="es" style:country-asian="ES" style:font-weight-asian="bold" style:font-name-complex="Times New Roman1" style:font-size-complex="13.5pt" style:font-weight-complex="bold"/>
    </style:style>
    <style:style style:name="T2" style:family="text">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T3" style:family="text">
      <style:text-properties fo:color="#646464" fo:font-size="14.5pt" fo:language="en" fo:country="US" fo:font-weight="normal" style:font-size-asian="14.5pt" style:font-weight-asian="normal" style:font-size-complex="14.5pt" style:font-weight-complex="normal"/>
    </style:style>
    <style:style style:name="T4" style:family="text">
      <style:text-properties fo:color="#646464" style:font-name="Verdana" fo:font-size="14.5pt" fo:language="en" fo:country="US" style:font-name-asian="Times New Roman1" style:font-size-asian="14.5pt" style:language-asian="es" style:country-asian="ES" style:font-name-complex="Times New Roman1" style:font-size-complex="14.5pt"/>
    </style:style>
    <style:style style:name="T5" style:family="text">
      <style:text-properties fo:language="en" fo:country="US"/>
    </style:style>
    <style:style style:name="T6" style:family="text">
      <style:text-properties fo:font-size="12pt" fo:language="en" fo:country="US" style:font-size-asian="12pt" style:font-size-complex="12pt"/>
    </style:style>
    <style:style style:name="T7" style:family="text">
      <style:text-properties fo:color="#3c3c3c"/>
    </style:style>
    <style:style style:name="T8" style:family="text">
      <style:text-properties fo:color="#3c3c3c" fo:font-size="12pt" fo:language="en" fo:country="US" style:font-size-asian="12pt" style:font-size-complex="12pt"/>
    </style:style>
    <style:style style:name="T9" style:family="text">
      <style:text-properties fo:color="#3c3c3c" fo:font-size="12pt" style:font-size-asian="12pt" style:font-size-complex="12pt"/>
    </style:style>
    <style:style style:name="T10" style:family="text">
      <style:text-properties fo:color="#3c3c3c" fo:language="en" fo:country="US"/>
    </style:style>
    <style:style style:name="T11" style:family="text">
      <style:text-properties fo:color="#3c3c3c" style:font-name="Times New Roman" fo:font-size="12pt" fo:language="en" fo:country="US" style:font-name-asian="Times New Roman1" style:font-size-asian="12pt" style:language-asian="es" style:country-asian="ES" style:font-name-complex="Times New Roman1" style:font-size-complex="12pt"/>
    </style:style>
    <style:style style:name="T12" style:family="text">
      <style:text-properties style:font-name="Arial" fo:font-size="8pt" style:font-name-asian="Times New Roman1" style:font-size-asian="8pt" style:language-asian="es" style:country-asian="ES" style:font-name-complex="Arial1" style:font-size-complex="8pt" text:display="none"/>
    </style:style>
    <style:style style:name="T13" style:family="text">
      <style:text-properties style:font-name="Arial" fo:font-size="8pt" fo:language="en" fo:country="US" style:font-name-asian="Times New Roman1" style:font-size-asian="8pt" style:language-asian="es" style:country-asian="ES" style:font-name-complex="Arial1" style:font-size-complex="8pt" text:display="none"/>
    </style:style>
    <style:style style:name="T14" style:family="text">
      <style:text-properties fo:font-size="11pt" fo:language="en" fo:country="US" style:font-size-asian="11pt" style:font-size-complex="11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xt:span text:style-name="T1">MongoDB course note 6 </text:span></text:h>
      <text:h text:style-name="P9" text:outline-level="2"/>
      <text:h text:style-name="P10" text:outline-level="2"><text:span text:style-name="T3">Introduction to Replication</text:span></text:h>
      <text:p text:style-name="Standard"><text:span text:style-name="T5">What is the minimum original number of nodes needed to assure the election of a new Primary if a node goes down?</text:span></text:p>
      <text:p text:style-name="Standard"><text:span text:style-name="T5">3<text:line-break/><text:line-break/></text:span></text:p>
      <text:h text:style-name="P10" text:outline-level="2"><text:span text:style-name="T3">Replica Set Elections</text:span></text:h>
      <text:p text:style-name="P4"><text:span text:style-name="T5">Which types of nodes can participate in elections of a new primary?</text:span></text:p>
      <text:p text:style-name="HTML_20_Top_20_of_20_Form">Principio del formulario</text:p>
      <text:p text:style-name="P5"><draw:frame text:anchor-type="as-char" svg:y="0cm" draw:z-index="0" draw:style-name="gr1" draw:text-style-name="P12" svg:width="0.715cm" svg:height="0.636cm"><draw:image xlink:href="Pictures/2000000F000002E50000029550C6AE26.wmf" xlink:type="simple" xlink:show="embed" xlink:actuate="onLoad"><text:p/></draw:image></draw:frame><text:span text:style-name="T10">Regular replica set members</text:span></text:p>
      <text:p text:style-name="P5"><draw:frame text:anchor-type="as-char" svg:y="0cm" draw:z-index="1" draw:style-name="gr1" draw:text-style-name="P12" svg:width="0.715cm" svg:height="0.636cm"><draw:image xlink:href="Pictures/2000000F000002E50000029550C6AE26.wmf" xlink:type="simple" xlink:show="embed" xlink:actuate="onLoad"><text:p/></draw:image></draw:frame><text:span text:style-name="T10">Hidden Members</text:span></text:p>
      <text:p text:style-name="P5"><draw:frame text:anchor-type="as-char" svg:y="0cm" draw:z-index="2" draw:style-name="gr1" draw:text-style-name="P12" svg:width="0.715cm" svg:height="0.636cm"><draw:image xlink:href="Pictures/2000000F000002E50000029550C6AE26.wmf" xlink:type="simple" xlink:show="embed" xlink:actuate="onLoad"><text:p/></draw:image></draw:frame><text:span text:style-name="T10">Arbiters</text:span></text:p>
      <text:p text:style-name="P5"><draw:frame text:anchor-type="as-char" svg:y="0cm" draw:z-index="3" draw:style-name="gr1" draw:text-style-name="P12" svg:width="0.715cm" svg:height="0.636cm"><draw:image xlink:href="Pictures/20000012000002E50000029518F174F0.wmf" xlink:type="simple" xlink:show="embed" xlink:actuate="onLoad"><text:p/></draw:image></draw:frame><text:span text:style-name="T10">Lawyers </text:span></text:p>
      <text:p text:style-name="HTML_20_Bottom_20_of_20_Form"><text:span text:style-name="T5">Final del formulario</text:span></text:p>
      <text:p text:style-name="P1"><text:span text:style-name="T5"><text:line-break/></text:span></text:p>
      <text:h text:style-name="P10" text:outline-level="2"><text:span text:style-name="T3">Write Consistency</text:span></text:h>
      <text:p text:style-name="P4"><text:span text:style-name="T5">During the time when failover is occurring, can writes successfully complete?</text:span></text:p>
      <text:p text:style-name="HTML_20_Top_20_of_20_Form">Principio del formulario</text:p>
      <text:p text:style-name="P5"><draw:frame text:anchor-type="as-char" svg:y="0cm" draw:z-index="4" draw:style-name="gr1" draw:text-style-name="P12" svg:width="0.715cm" svg:height="0.636cm"><draw:image xlink:href="Pictures/20000012000002E500000295812494D9.wmf" xlink:type="simple" xlink:show="embed" xlink:actuate="onLoad"><text:p/></draw:image></draw:frame><text:span text:style-name="T10">Yes</text:span></text:p>
      <text:p text:style-name="P5"><draw:frame text:anchor-type="as-char" svg:y="0cm" draw:z-index="5" draw:style-name="gr1" draw:text-style-name="P12" svg:width="0.715cm" svg:height="0.636cm"><draw:image xlink:href="Pictures/2000000F000002E5000002958AAC9953.wmf" xlink:type="simple" xlink:show="embed" xlink:actuate="onLoad"><text:p/></draw:image></draw:frame><text:span text:style-name="T10">No </text:span></text:p>
      <text:p text:style-name="HTML_20_Bottom_20_of_20_Form"><text:span text:style-name="T5">Final del formulario</text:span></text:p>
      <text:p text:style-name="P1"><text:span text:style-name="T5"><text:line-break/></text:span></text:p>
      <text:h text:style-name="P10" text:outline-level="2"><text:span text:style-name="T3">Creating a Replica Set</text:span></text:h>
      <text:p text:style-name="P4"><text:span text:style-name="T5">Which command, when issued from the mongo shell, will allow you to read from a secondary?</text:span></text:p>
      <text:p text:style-name="HTML_20_Top_20_of_20_Form">Principio del formulario</text:p>
      <text:p text:style-name="P5"><draw:frame text:anchor-type="as-char" svg:y="0cm" draw:z-index="6" draw:style-name="gr1" draw:text-style-name="P12" svg:width="0.715cm" svg:height="0.636cm"><draw:image xlink:href="Pictures/20000012000002E500000295812494D9.wmf" xlink:type="simple" xlink:show="embed" xlink:actuate="onLoad"><text:p/></draw:image></draw:frame><text:span text:style-name="T10">db.isMaster()</text:span></text:p>
      <text:p text:style-name="P5"><draw:frame text:anchor-type="as-char" svg:y="0cm" draw:z-index="7" draw:style-name="gr1" draw:text-style-name="P12" svg:width="0.715cm" svg:height="0.636cm"><draw:image xlink:href="Pictures/20000012000002E500000295812494D9.wmf" xlink:type="simple" xlink:show="embed" xlink:actuate="onLoad"><text:p/></draw:image></draw:frame><text:span text:style-name="T10">db.adminCommand({'readPreference':'Secondary'})</text:span></text:p>
      <text:p text:style-name="P5"><text:soft-page-break/><draw:frame text:anchor-type="as-char" svg:y="0cm" draw:z-index="8" draw:style-name="gr1" draw:text-style-name="P12" svg:width="0.715cm" svg:height="0.636cm"><draw:image xlink:href="Pictures/20000012000002E500000295812494D9.wmf" xlink:type="simple" xlink:show="embed" xlink:actuate="onLoad"><text:p/></draw:image></draw:frame><text:span text:style-name="T10">rs.setStatus("Primary")</text:span></text:p>
      <text:p text:style-name="P5"><draw:frame text:anchor-type="as-char" svg:y="0cm" draw:z-index="9" draw:style-name="gr1" draw:text-style-name="P12" svg:width="0.715cm" svg:height="0.636cm"><draw:image xlink:href="Pictures/2000000F000002E5000002958AAC9953.wmf" xlink:type="simple" xlink:show="embed" xlink:actuate="onLoad"><text:p/></draw:image></draw:frame><text:span text:style-name="T10">rs.slaveOk() </text:span></text:p>
      <text:p text:style-name="HTML_20_Bottom_20_of_20_Form"><text:span text:style-name="T5">Final del formulario</text:span></text:p>
      <text:p text:style-name="P1"><text:span text:style-name="T5"><text:line-break/><text:line-break/></text:span></text:p>
      <text:h text:style-name="P10" text:outline-level="2"><text:span text:style-name="T3">Replica Set Internals</text:span></text:h>
      <text:p text:style-name="P4"><text:span text:style-name="T5">In the video how long did it take to elect a new primary?</text:span></text:p>
      <text:p text:style-name="HTML_20_Top_20_of_20_Form">Principio del formulario</text:p>
      <text:p text:style-name="P5"><draw:frame text:anchor-type="as-char" svg:y="0cm" draw:z-index="10" draw:style-name="gr1" draw:text-style-name="P12" svg:width="0.715cm" svg:height="0.636cm"><draw:image xlink:href="Pictures/2000000F000002E5000002958AAC9953.wmf" xlink:type="simple" xlink:show="embed" xlink:actuate="onLoad"><text:p/></draw:image></draw:frame><text:span text:style-name="T10">About three seconds</text:span></text:p>
      <text:p text:style-name="P5"><draw:frame text:anchor-type="as-char" svg:y="0cm" draw:z-index="11" draw:style-name="gr1" draw:text-style-name="P12" svg:width="0.715cm" svg:height="0.636cm"><draw:image xlink:href="Pictures/20000012000002E500000295812494D9.wmf" xlink:type="simple" xlink:show="embed" xlink:actuate="onLoad"><text:p/></draw:image></draw:frame><text:span text:style-name="T10">Above 10 seconds</text:span></text:p>
      <text:p text:style-name="P5"><draw:frame text:anchor-type="as-char" svg:y="0cm" draw:z-index="12" draw:style-name="gr1" draw:text-style-name="P12" svg:width="0.715cm" svg:height="0.636cm"><draw:image xlink:href="Pictures/20000012000002E500000295812494D9.wmf" xlink:type="simple" xlink:show="embed" xlink:actuate="onLoad"><text:p/></draw:image></draw:frame><text:span text:style-name="T10">About 30 seconds</text:span></text:p>
      <text:p text:style-name="P5"><draw:frame text:anchor-type="as-char" svg:y="0cm" draw:z-index="13" draw:style-name="gr1" draw:text-style-name="P12" svg:width="0.715cm" svg:height="0.636cm"><draw:image xlink:href="Pictures/20000012000002E500000295812494D9.wmf" xlink:type="simple" xlink:show="embed" xlink:actuate="onLoad"><text:p/></draw:image></draw:frame><text:span text:style-name="T10">About a minute </text:span></text:p>
      <text:p text:style-name="HTML_20_Bottom_20_of_20_Form"><text:span text:style-name="T5">Final del formulario</text:span></text:p>
      <text:p text:style-name="P1"><text:span text:style-name="T5"><text:line-break/></text:span></text:p>
      <text:h text:style-name="P10" text:outline-level="2"><text:span text:style-name="T3">Failover and Rollback</text:span></text:h>
      <text:p text:style-name="Standard"><text:span text:style-name="T5">What happens if a node comes back up as a secondary after a period of being offline and the oplog has looped on the primary?</text:span></text:p>
      <text:p text:style-name="Standard"><text:span text:style-name="T10">The entire dataset will be copied from the primary<text:line-break/><text:line-break/></text:span></text:p>
      <text:h text:style-name="P10" text:outline-level="2"><text:span text:style-name="T3">Connecting to a Replica Set from Java</text:span></text:h>
      <text:p text:style-name="P4"><text:span text:style-name="T5">If you leave a replica set node out of the seedlist within the driver, what will happen?</text:span></text:p>
      <text:p text:style-name="HTML_20_Top_20_of_20_Form">Principio del formulario</text:p>
      <text:p text:style-name="P5"><draw:frame text:anchor-type="as-char" svg:y="0cm" draw:z-index="14" draw:style-name="gr1" draw:text-style-name="P12" svg:width="0.715cm" svg:height="0.636cm"><draw:image xlink:href="Pictures/20000012000002E500000295812494D9.wmf" xlink:type="simple" xlink:show="embed" xlink:actuate="onLoad"><text:p/></draw:image></draw:frame><text:span text:style-name="T10">The missing node will not be used by the application.</text:span></text:p>
      <text:p text:style-name="P5"><draw:frame text:anchor-type="as-char" svg:y="0cm" draw:z-index="15" draw:style-name="gr1" draw:text-style-name="P12" svg:width="0.715cm" svg:height="0.636cm"><draw:image xlink:href="Pictures/2000000F000002E5000002958AAC9953.wmf" xlink:type="simple" xlink:show="embed" xlink:actuate="onLoad"><text:p/></draw:image></draw:frame><text:span text:style-name="T10">The missing node will be discovered as long as you list at least one valid node.</text:span></text:p>
      <text:p text:style-name="P5"><draw:frame text:anchor-type="as-char" svg:y="0cm" draw:z-index="16" draw:style-name="gr1" draw:text-style-name="P12" svg:width="0.715cm" svg:height="0.636cm"><draw:image xlink:href="Pictures/20000012000002E500000295812494D9.wmf" xlink:type="simple" xlink:show="embed" xlink:actuate="onLoad"><text:p/></draw:image></draw:frame><text:span text:style-name="T10">This missing node will be used for reads, but not for writes.</text:span></text:p>
      <text:p text:style-name="P5"><draw:frame text:anchor-type="as-char" svg:y="0cm" draw:z-index="17" draw:style-name="gr1" draw:text-style-name="P12" svg:width="0.715cm" svg:height="0.636cm"><draw:image xlink:href="Pictures/20000012000002E500000295812494D9.wmf" xlink:type="simple" xlink:show="embed" xlink:actuate="onLoad"><text:p/></draw:image></draw:frame><text:span text:style-name="T10">The missing node will be used for writes, but not for reads. </text:span></text:p>
      <text:p text:style-name="HTML_20_Bottom_20_of_20_Form"><text:span text:style-name="T5">Final del formulario</text:span></text:p>
      <text:p text:style-name="P1"><text:span text:style-name="T10"><text:line-break/></text:span></text:p>
      <text:h text:style-name="P10" text:outline-level="2"><text:span text:style-name="T3">Bad Things Happen to Good Nodes</text:span></text:h>
      <text:p text:style-name="P4"><text:soft-page-break/><text:span text:style-name="T5">If you use the MongoClient constructor that takes a seed list of replica set members, are you guaranteed to avoid application exceptions during a primary failover?</text:span></text:p>
      <text:p text:style-name="HTML_20_Top_20_of_20_Form">Principio del formulario</text:p>
      <text:p text:style-name="P5"><draw:frame text:anchor-type="as-char" svg:y="0cm" draw:z-index="18" draw:style-name="gr1" draw:text-style-name="P12" svg:width="0.715cm" svg:height="0.636cm"><draw:image xlink:href="Pictures/20000012000002E500000295812494D9.wmf" xlink:type="simple" xlink:show="embed" xlink:actuate="onLoad"><text:p/></draw:image></draw:frame><text:span text:style-name="T10">Yes</text:span></text:p>
      <text:p text:style-name="P5"><draw:frame text:anchor-type="as-char" svg:y="0cm" draw:z-index="19" draw:style-name="gr1" draw:text-style-name="P12" svg:width="0.715cm" svg:height="0.636cm"><draw:image xlink:href="Pictures/2000000F000002E5000002958AAC9953.wmf" xlink:type="simple" xlink:show="embed" xlink:actuate="onLoad"><text:p/></draw:image></draw:frame><text:span text:style-name="T10">No </text:span></text:p>
      <text:p text:style-name="HTML_20_Bottom_20_of_20_Form"><text:span text:style-name="T5">Final del formulario</text:span></text:p>
      <text:h text:style-name="P8" text:outline-level="2"><text:span text:style-name="T10"><text:line-break/></text:span><text:span text:style-name="T4">Write Concern</text:span></text:h>
      <text:p text:style-name="Standard"><text:span text:style-name="T5">Provided you assume that the disk is persistent, what are the w and j settings required to guarantee that an insert or update has been written all the way to disk.</text:span></text:p>
      <text:p text:style-name="Standard"><text:span text:style-name="T10">w=1, j=1<text:line-break/><text:line-break/></text:span></text:p>
      <text:h text:style-name="P10" text:outline-level="2"><text:span text:style-name="T3">Network Errors</text:span></text:h>
      <text:p text:style-name="P4"><text:span text:style-name="T5">What are the reasons why an application may receive an error back even if the write was successful. </text:span>Check all that apply.</text:p>
      <text:p text:style-name="HTML_20_Top_20_of_20_Form">Principio del formulario</text:p>
      <text:p text:style-name="P5"><draw:frame text:anchor-type="as-char" svg:y="0cm" draw:z-index="20" draw:style-name="gr1" draw:text-style-name="P12" svg:width="0.715cm" svg:height="0.636cm"><draw:image xlink:href="Pictures/2000000F000002E50000029550C6AE26.wmf" xlink:type="simple" xlink:show="embed" xlink:actuate="onLoad"><text:p/></draw:image></draw:frame><text:span text:style-name="T10">The network TCP network connection between the application and the server was reset between the time of the write and the time of the getLastError call.</text:span></text:p>
      <text:p text:style-name="P5"><draw:frame text:anchor-type="as-char" svg:y="0cm" draw:z-index="21" draw:style-name="gr1" draw:text-style-name="P12" svg:width="0.715cm" svg:height="0.636cm"><draw:image xlink:href="Pictures/2000000F000002E50000029550C6AE26.wmf" xlink:type="simple" xlink:show="embed" xlink:actuate="onLoad"><text:p/></draw:image></draw:frame><text:span text:style-name="T10">The MongoDB server terminates between the write and the getLastError call.</text:span></text:p>
      <text:p text:style-name="P5"><draw:frame text:anchor-type="as-char" svg:y="0cm" draw:z-index="22" draw:style-name="gr1" draw:text-style-name="P12" svg:width="0.715cm" svg:height="0.636cm"><draw:image xlink:href="Pictures/2000000F000002E50000029550C6AE26.wmf" xlink:type="simple" xlink:show="embed" xlink:actuate="onLoad"><text:p/></draw:image></draw:frame><text:span text:style-name="T10">The network fails between the time of the write and the time of the getLastError call</text:span></text:p>
      <text:p text:style-name="P5"><draw:frame text:anchor-type="as-char" svg:y="0cm" draw:z-index="23" draw:style-name="gr1" draw:text-style-name="P12" svg:width="0.715cm" svg:height="0.636cm"><draw:image xlink:href="Pictures/20000012000002E50000029518F174F0.wmf" xlink:type="simple" xlink:show="embed" xlink:actuate="onLoad"><text:p/></draw:image></draw:frame><text:span text:style-name="T10">The write violates a primary key constraint on the collection and must be rolled back. </text:span></text:p>
      <text:p text:style-name="HTML_20_Bottom_20_of_20_Form"><text:span text:style-name="T5">Final del formulario</text:span></text:p>
      <text:p text:style-name="P1"><text:span text:style-name="T10"><text:line-break/></text:span></text:p>
      <text:p text:style-name="P2"/>
      <text:h text:style-name="P10" text:outline-level="2"><text:span text:style-name="T3">Introduction to Sharding</text:span></text:h>
      <text:p text:style-name="P4"><text:span text:style-name="T5">If the shard key is not include in a find operation and there are 3 shards, each one a replica set with 3 nodes, how many nodes will see the find operation?</text:span></text:p>
      <text:p text:style-name="HTML_20_Top_20_of_20_Form">Principio del formulario</text:p>
      <text:p text:style-name="P5"><draw:frame text:anchor-type="as-char" svg:y="0cm" draw:z-index="24" draw:style-name="gr1" draw:text-style-name="P12" svg:width="0.715cm" svg:height="0.636cm"><draw:image xlink:href="Pictures/20000012000002E500000295812494D9.wmf" xlink:type="simple" xlink:show="embed" xlink:actuate="onLoad"><text:p/></draw:image></draw:frame><text:span text:style-name="T10">1</text:span></text:p>
      <text:p text:style-name="P5"><draw:frame text:anchor-type="as-char" svg:y="0cm" draw:z-index="25" draw:style-name="gr1" draw:text-style-name="P12" svg:width="0.715cm" svg:height="0.636cm"><draw:image xlink:href="Pictures/2000000F000002E5000002958AAC9953.wmf" xlink:type="simple" xlink:show="embed" xlink:actuate="onLoad"><text:p/></draw:image></draw:frame><text:span text:style-name="T10">3</text:span></text:p>
      <text:p text:style-name="P5"><draw:frame text:anchor-type="as-char" svg:y="0cm" draw:z-index="26" draw:style-name="gr1" draw:text-style-name="P12" svg:width="0.715cm" svg:height="0.636cm"><draw:image xlink:href="Pictures/20000012000002E500000295812494D9.wmf" xlink:type="simple" xlink:show="embed" xlink:actuate="onLoad"><text:p/></draw:image></draw:frame><text:span text:style-name="T10">9</text:span></text:p>
      <text:p text:style-name="P5"><text:soft-page-break/><draw:frame text:anchor-type="as-char" svg:y="0cm" draw:z-index="27" draw:style-name="gr1" draw:text-style-name="P12" svg:width="0.715cm" svg:height="0.636cm"><draw:image xlink:href="Pictures/20000012000002E500000295812494D9.wmf" xlink:type="simple" xlink:show="embed" xlink:actuate="onLoad"><text:p/></draw:image></draw:frame><text:span text:style-name="T10">6 </text:span></text:p>
      <text:p text:style-name="HTML_20_Bottom_20_of_20_Form"><text:span text:style-name="T5">Final del formulario</text:span></text:p>
      <text:p text:style-name="P1"><text:span text:style-name="T10"><text:line-break/></text:span></text:p>
      <text:h text:style-name="P10" text:outline-level="2"><text:span text:style-name="T3">Building a Sharded Environment</text:span></text:h>
      <text:p text:style-name="P4"><text:span text:style-name="T5">If you want to build a production system with two shards, each one a replica set with three nodes, how may mongod processes must you start?</text:span></text:p>
      <text:p text:style-name="HTML_20_Top_20_of_20_Form">Principio del formulario</text:p>
      <text:p text:style-name="P5"><draw:frame text:anchor-type="as-char" svg:y="0cm" draw:z-index="28" draw:style-name="gr1" draw:text-style-name="P12" svg:width="0.715cm" svg:height="0.636cm"><draw:image xlink:href="Pictures/20000012000002E500000295812494D9.wmf" xlink:type="simple" xlink:show="embed" xlink:actuate="onLoad"><text:p/></draw:image></draw:frame><text:span text:style-name="T7">2</text:span></text:p>
      <text:p text:style-name="P5"><draw:frame text:anchor-type="as-char" svg:y="0cm" draw:z-index="29" draw:style-name="gr1" draw:text-style-name="P12" svg:width="0.715cm" svg:height="0.636cm"><draw:image xlink:href="Pictures/20000012000002E500000295812494D9.wmf" xlink:type="simple" xlink:show="embed" xlink:actuate="onLoad"><text:p/></draw:image></draw:frame><text:span text:style-name="T7">6</text:span></text:p>
      <text:p text:style-name="P5"><draw:frame text:anchor-type="as-char" svg:y="0cm" draw:z-index="30" draw:style-name="gr1" draw:text-style-name="P12" svg:width="0.715cm" svg:height="0.636cm"><draw:image xlink:href="Pictures/20000012000002E500000295812494D9.wmf" xlink:type="simple" xlink:show="embed" xlink:actuate="onLoad"><text:p/></draw:image></draw:frame><text:span text:style-name="T7">7</text:span></text:p>
      <text:p text:style-name="P5"><draw:frame text:anchor-type="as-char" svg:y="0cm" draw:z-index="31" draw:style-name="gr1" draw:text-style-name="P12" svg:width="0.715cm" svg:height="0.636cm"><draw:image xlink:href="Pictures/2000000F000002E5000002958AAC9953.wmf" xlink:type="simple" xlink:show="embed" xlink:actuate="onLoad"><text:p/></draw:image></draw:frame><text:span text:style-name="T7">9 </text:span></text:p>
      <text:p text:style-name="HTML_20_Bottom_20_of_20_Form">Final del formulario</text:p>
      <text:p text:style-name="P1"><text:span text:style-name="T10">2 shards has 6 nodes. 3 config nodes<text:line-break/></text:span><text:span text:style-name="T5"><text:line-break/></text:span></text:p>
      <text:h text:style-name="P10" text:outline-level="2"><text:span text:style-name="T3">Implications of Sharding</text:span></text:h>
      <text:p text:style-name="P4"><text:span text:style-name="T5">Suppose you wanted to shard the zip code collection after importing it. You want to shard on zip code. What index would be required to allow MongoDB to shard on zip code?</text:span></text:p>
      <text:p text:style-name="HTML_20_Top_20_of_20_Form">Principio del formulario</text:p>
      <text:p text:style-name="P5"><draw:frame text:anchor-type="as-char" svg:y="0cm" draw:z-index="32" draw:style-name="gr1" draw:text-style-name="P12" svg:width="0.715cm" svg:height="0.636cm"><draw:image xlink:href="Pictures/2000000F000002E5000002958AAC9953.wmf" xlink:type="simple" xlink:show="embed" xlink:actuate="onLoad"><text:p/></draw:image></draw:frame><text:span text:style-name="T10">An index on zip or a non-multi-key index that starts with zip.</text:span></text:p>
      <text:p text:style-name="P5"><draw:frame text:anchor-type="as-char" svg:y="0cm" draw:z-index="33" draw:style-name="gr1" draw:text-style-name="P12" svg:width="0.715cm" svg:height="0.636cm"><draw:image xlink:href="Pictures/20000012000002E500000295812494D9.wmf" xlink:type="simple" xlink:show="embed" xlink:actuate="onLoad"><text:p/></draw:image></draw:frame><text:span text:style-name="T10">No index is required to use zip as the shard key.</text:span></text:p>
      <text:p text:style-name="P5"><draw:frame text:anchor-type="as-char" svg:y="0cm" draw:z-index="34" draw:style-name="gr1" draw:text-style-name="P12" svg:width="0.715cm" svg:height="0.636cm"><draw:image xlink:href="Pictures/20000012000002E500000295812494D9.wmf" xlink:type="simple" xlink:show="embed" xlink:actuate="onLoad"><text:p/></draw:image></draw:frame><text:span text:style-name="T10">A unique index on the zip code.</text:span></text:p>
      <text:p text:style-name="P5"><draw:frame text:anchor-type="as-char" svg:y="0cm" draw:z-index="35" draw:style-name="gr1" draw:text-style-name="P12" svg:width="0.715cm" svg:height="0.636cm"><draw:image xlink:href="Pictures/20000012000002E500000295812494D9.wmf" xlink:type="simple" xlink:show="embed" xlink:actuate="onLoad"><text:p/></draw:image></draw:frame><text:span text:style-name="T10">Any index that that includes the zip code. </text:span></text:p>
      <text:p text:style-name="HTML_20_Bottom_20_of_20_Form"><text:span text:style-name="T5">Final del formulario</text:span></text:p>
      <text:p text:style-name="P1"><text:span text:style-name="T5"><text:line-break/></text:span></text:p>
      <text:h text:style-name="P10" text:outline-level="2"><text:span text:style-name="T3">Sharding + Replication</text:span></text:h>
      <text:p text:style-name="P4"><text:span text:style-name="T2">Suppose you want to run multiple mongos routers for redundancy. What level of the stack will assure that you can failover to a different mongos from within your application?</text:span></text:p>
      <text:p text:style-name="P6"><text:span text:style-name="T12">Principio del formulario</text:span></text:p>
      <text:p text:style-name="P5"><draw:frame text:anchor-type="as-char" svg:y="0cm" draw:z-index="36" draw:style-name="gr1" draw:text-style-name="P12" svg:width="0.715cm" svg:height="0.636cm"><draw:image xlink:href="Pictures/20000012000002E500000295812494D9.wmf" xlink:type="simple" xlink:show="embed" xlink:actuate="onLoad"><text:p/></draw:image></draw:frame><text:span text:style-name="T11">mongod</text:span></text:p>
      <text:p text:style-name="P5"><text:soft-page-break/><draw:frame text:anchor-type="as-char" svg:y="0cm" draw:z-index="37" draw:style-name="gr1" draw:text-style-name="P12" svg:width="0.715cm" svg:height="0.636cm"><draw:image xlink:href="Pictures/20000012000002E500000295812494D9.wmf" xlink:type="simple" xlink:show="embed" xlink:actuate="onLoad"><text:p/></draw:image></draw:frame><text:span text:style-name="T11">mongos</text:span></text:p>
      <text:p text:style-name="P5"><draw:frame text:anchor-type="as-char" svg:y="0cm" draw:z-index="38" draw:style-name="gr1" draw:text-style-name="P12" svg:width="0.715cm" svg:height="0.636cm"><draw:image xlink:href="Pictures/2000000F000002E5000002958AAC9953.wmf" xlink:type="simple" xlink:show="embed" xlink:actuate="onLoad"><text:p/></draw:image></draw:frame><text:span text:style-name="T11">drivers</text:span></text:p>
      <text:p text:style-name="P5"><draw:frame text:anchor-type="as-char" svg:y="0cm" draw:z-index="39" draw:style-name="gr1" draw:text-style-name="P12" svg:width="0.715cm" svg:height="0.636cm"><draw:image xlink:href="Pictures/20000012000002E500000295812494D9.wmf" xlink:type="simple" xlink:show="embed" xlink:actuate="onLoad"><text:p/></draw:image></draw:frame><text:span text:style-name="T11">sharding config servers </text:span></text:p>
      <text:p text:style-name="P7"><text:span text:style-name="T13">Final del formulario</text:span></text:p>
      <text:p text:style-name="HTML_20_Bottom_20_of_20_Form"><text:span text:style-name="T5">Final del formulario</text:span></text:p>
      <text:p text:style-name="P1"><text:span text:style-name="T5"><text:line-break/></text:span></text:p>
      <text:h text:style-name="P10" text:outline-level="2"><text:span text:style-name="T3">Choosing a Shard Key</text:span></text:h>
      <text:p text:style-name="Standard"><text:span text:style-name="T5">You are building a facebook competitor called footbook that will be a mobile social network of feet. You have decided that your primary data structure for posts to the wall will look like this:</text:span></text:p>
      <text:p text:style-name="P11"><text:span text:style-name="T14">{'username':'toeguy',</text:span></text:p>
      <text:p text:style-name="P11"><text:span text:style-name="T14"><text:s text:c="5"/>'posttime':ISODate("2012-12-02T23:12:23Z"),</text:span></text:p>
      <text:p text:style-name="P11"><text:span text:style-name="T14"><text:s text:c="5"/>"randomthought": "I am looking at my feet right now",</text:span></text:p>
      <text:p text:style-name="P11"><text:span text:style-name="T14"><text:s text:c="5"/>'visible_to':['friends','family', 'walkers']}</text:span></text:p>
      <text:p text:style-name="P4"><text:span text:style-name="T5">Thinking about the tradeoffs of shard key selection, select the true statements below.</text:span></text:p>
      <text:p text:style-name="HTML_20_Top_20_of_20_Form">Principio del formulario</text:p>
      <text:p text:style-name="P5"><draw:frame text:anchor-type="as-char" svg:y="0cm" draw:z-index="40" draw:style-name="gr1" draw:text-style-name="P12" svg:width="0.715cm" svg:height="0.636cm"><draw:image xlink:href="Pictures/2000000F000002E50000029550C6AE26.wmf" xlink:type="simple" xlink:show="embed" xlink:actuate="onLoad"><text:p/></draw:image></draw:frame><text:span text:style-name="T10">Choosing posttime as the shard key will cause hotspotting as time progresses.</text:span></text:p>
      <text:p text:style-name="P5"><draw:frame text:anchor-type="as-char" svg:y="0cm" draw:z-index="41" draw:style-name="gr1" draw:text-style-name="P12" svg:width="0.715cm" svg:height="0.636cm"><draw:image xlink:href="Pictures/2000000F000002E50000029550C6AE26.wmf" xlink:type="simple" xlink:show="embed" xlink:actuate="onLoad"><text:p/></draw:image></draw:frame><text:span text:style-name="T10">Choosing username as the shard key will distribute posts to the wall well across the shards.</text:span></text:p>
      <text:p text:style-name="P5"><draw:frame text:anchor-type="as-char" svg:y="0cm" draw:z-index="42" draw:style-name="gr1" draw:text-style-name="P12" svg:width="0.715cm" svg:height="0.636cm"><draw:image xlink:href="Pictures/2000000F000002E50000029550C6AE26.wmf" xlink:type="simple" xlink:show="embed" xlink:actuate="onLoad"><text:p/></draw:image></draw:frame><text:span text:style-name="T10">Choosing visible_to as a shard key is illegal.</text:span></text:p>
      <text:p text:style-name="P5"><draw:frame text:anchor-type="as-char" svg:y="0cm" draw:z-index="43" draw:style-name="gr1" draw:text-style-name="P12" svg:width="0.715cm" svg:height="0.636cm"><draw:image xlink:href="Pictures/20000012000002E50000029518F174F0.wmf" xlink:type="simple" xlink:show="embed" xlink:actuate="onLoad"><text:p/></draw:image></draw:frame><text:span text:style-name="T10">Choosing posttime as the shard key suffers from low cardinality. </text:span></text:p>
      <text:p text:style-name="HTML_20_Bottom_20_of_20_Form"><text:span text:style-name="T5">Final del formulario</text:span></text:p>
      <text:p text:style-name="P1"><text:span text:style-name="T10"><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default-outline-level="2" style:list-style-name="" style:class="text"/>
    <style:style style:name="Heading_20_3" style:display-name="Heading 3" style:family="paragraph" style:parent-style-name="Standard" style:default-outline-level="3" style:list-style-name="" style:class="text"/>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HTML_20_Top_20_of_20_Form" style:display-name="HTML Top of Form" style:family="paragraph" style:parent-style-name="Standard" style:next-style-name="Standard" style:default-outline-level="">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varro</meta:initial-creator>
    <dc:creator>janavarro</dc:creator>
    <meta:editing-cycles>15</meta:editing-cycles>
    <meta:creation-date>2014-03-03T15:04:00</meta:creation-date>
    <dc:date>2014-04-04T11:32:00</dc:date>
    <meta:editing-duration>PT7M40S</meta:editing-duration>
    <meta:generator>LibreOffice/4.2.1.1$Windows_x86 LibreOffice_project/d7dbbd7842e6a58b0f521599204e827654e1fb8b</meta:generator>
    <meta:document-statistic meta:table-count="0" meta:image-count="0" meta:object-count="0" meta:page-count="5" meta:paragraph-count="94" meta:word-count="694" meta:character-count="4038" meta:non-whitespace-character-count="3380"/>
    <meta:user-defined meta:name="AppVersion">12.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